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88cm" fo:min-width="4.20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size-complex="2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1.9cm" svg:x="0.5cm" svg:y="0.3cm">
          <text:p text:style-name="P1"><text:span text:style-name="T1">Detect Cl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8cm" svg:height="1.9cm" svg:x="9.6cm" svg:y="0.3cm">
          <text:p text:style-name="P1"><text:span text:style-name="T1">Map Con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8cm" svg:height="1.9cm" svg:x="18.7cm" svg:y="0.3cm">
          <text:p text:style-name="P1"><text:span text:style-name="T1">Ref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cm" svg:y1="1.3cm" svg:x2="9.4cm" svg:y2="1.3cm">
          <text:p/>
        </draw:line>
        <draw:line draw:style-name="gr2" draw:text-style-name="P3" draw:layer="layout" svg:x1="16.6cm" svg:y1="1.3cm" svg:x2="18.5cm" svg:y2="1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8-14T10:52:41.901811019</meta:creation-date>
    <dc:date>2019-08-14T11:03:03.979032546</dc:date>
    <meta:editing-duration>PT11M8S</meta:editing-duration>
    <meta:editing-cycles>1</meta:editing-cycles>
    <meta:document-statistic meta:object-count="5"/>
    <meta:generator>LibreOffice/6.3.0.4$MacOSX_X86_64 LibreOffice_project/057fc023c990d676a43019934386b85b21a9ee99</meta:generator>
  </office:meta>
</office:document-meta>
</file>